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Tahoma"/>
    </style:style>
  </office:automatic-styles>
  <office:body>
    <office:spreadsheet>
      <table:table table:name="Ark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språk</text:p>
          </table:table-cell>
          <table:table-cell/>
          <table:table-cell office:value-type="string">
            <text:p>words</text:p>
          </table:table-cell>
          <table:table-cell office:value-type="string">
            <text:p>m-file</text:p>
          </table:table-cell>
          <table:table-cell office:value-type="string">
            <text:p>disambfile</text:p>
          </table:table-cell>
          <table:table-cell office:value-type="string">
            <text:p>ambiguity</text:p>
          </table:table-cell>
          <table:table-cell table:style-name="ce1" office:value-type="string">
            <text:p>accuracy</text:p>
          </table:table-cell>
          <table:table-cell/>
        </table:table-row>
        <table:table-row table:style-name="ro1">
          <table:table-cell office:value-type="string">
            <text:p>nob</text:p>
          </table:table-cell>
          <table:table-cell office:value-type="string">
            <text:p>1mos</text:p>
          </table:table-cell>
          <table:table-cell office:value-type="float" office:value="40280">
            <text:p>40280</text:p>
          </table:table-cell>
          <table:table-cell office:value-type="float" office:value="126273">
            <text:p>126273</text:p>
          </table:table-cell>
          <table:table-cell office:value-type="float" office:value="87516">
            <text:p>87516</text:p>
          </table:table-cell>
          <table:table-cell table:formula="of:=([.D3]-[.C3])/[.C3]" office:value-type="float" office:value="2.13488083416087">
            <text:p>2,13</text:p>
          </table:table-cell>
          <table:table-cell table:formula="of:=([.E3]-[.C3])/[.C3]" office:value-type="float" office:value="1.17269116186693">
            <text:p>1,17</text:p>
          </table:table-cell>
          <table:table-cell/>
        </table:table-row>
        <table:table-row table:style-name="ro1">
          <table:table-cell office:value-type="string">
            <text:p>sme</text:p>
          </table:table-cell>
          <table:table-cell office:value-type="string">
            <text:p>nt</text:p>
          </table:table-cell>
          <table:table-cell office:value-type="float" office:value="166526">
            <text:p>166526</text:p>
          </table:table-cell>
          <table:table-cell office:value-type="float" office:value="570203">
            <text:p>570203</text:p>
          </table:table-cell>
          <table:table-cell office:value-type="float" office:value="346112">
            <text:p>346112</text:p>
          </table:table-cell>
          <table:table-cell table:formula="of:=([.D4]-[.C4])/[.C4]" office:value-type="float" office:value="2.42410794710736">
            <text:p>2,42</text:p>
          </table:table-cell>
          <table:table-cell table:formula="of:=([.E4]-[.C4])/[.C4]" office:value-type="float" office:value="1.0784261917058">
            <text:p>1,08</text:p>
          </table:table-cell>
          <table:table-cell/>
        </table:table-row>
        <table:table-row table:style-name="ro1">
          <table:table-cell office:value-type="string">
            <text:p>kal</text:p>
          </table:table-cell>
          <table:table-cell office:value-type="string">
            <text:p>nt</text:p>
          </table:table-cell>
          <table:table-cell office:value-type="float" office:value="499167">
            <text:p>499167</text:p>
          </table:table-cell>
          <table:table-cell office:value-type="float" office:value="1842457">
            <text:p>1842457</text:p>
          </table:table-cell>
          <table:table-cell office:value-type="float" office:value="1205769">
            <text:p>1205769</text:p>
          </table:table-cell>
          <table:table-cell table:formula="of:=([.D5]-[.C5])/[.C5]" office:value-type="float" office:value="2.69106331147692">
            <text:p>2,69</text:p>
          </table:table-cell>
          <table:table-cell table:formula="of:=([.E5]-[.C5])/[.C5]" office:value-type="float" office:value="1.41556232683651">
            <text:p>1,42</text:p>
          </table:table-cell>
          <table:table-cell/>
        </table:table-row>
        <table:table-row table:style-name="ro1">
          <table:table-cell office:value-type="string">
            <text:p>fao</text:p>
          </table:table-cell>
          <table:table-cell office:value-type="string">
            <text:p>1mos</text:p>
          </table:table-cell>
          <table:table-cell office:value-type="float" office:value="18949">
            <text:p>18949</text:p>
          </table:table-cell>
          <table:table-cell office:value-type="float" office:value="65403">
            <text:p>65403</text:p>
          </table:table-cell>
          <table:table-cell office:value-type="float" office:value="42479">
            <text:p>42479</text:p>
          </table:table-cell>
          <table:table-cell table:formula="of:=([.D6]-[.C6])/[.C6]" office:value-type="float" office:value="2.45152778510739">
            <text:p>2,45</text:p>
          </table:table-cell>
          <table:table-cell table:formula="of:=([.E6]-[.C6])/[.C6]" office:value-type="float" office:value="1.24175418227875">
            <text:p>1,24</text:p>
          </table:table-cell>
          <table:table-cell/>
        </table:table-row>
        <table:table-row table:style-name="ro1">
          <table:table-cell office:value-type="string">
            <text:p>smj</text:p>
          </table:table-cell>
          <table:table-cell office:value-type="string">
            <text:p>nt</text:p>
          </table:table-cell>
          <table:table-cell office:value-type="float" office:value="136964">
            <text:p>136964</text:p>
          </table:table-cell>
          <table:table-cell office:value-type="float" office:value="435040">
            <text:p>435040</text:p>
          </table:table-cell>
          <table:table-cell office:value-type="float" office:value="303077">
            <text:p>303077</text:p>
          </table:table-cell>
          <table:table-cell table:formula="of:=([.D7]-[.C7])/[.C7]" office:value-type="float" office:value="2.17630910312199">
            <text:p>2,18</text:p>
          </table:table-cell>
          <table:table-cell table:formula="of:=([.E7]-[.C7])/[.C7]" office:value-type="float" office:value="1.21282234747817">
            <text:p>1,2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m-testing</text:p>
          </table:table-cell>
          <table:table-cell/>
          <table:table-cell office:value-type="string">
            <text:p>Wftot</text:p>
          </table:table-cell>
          <table:table-cell office:value-type="string">
            <text:p>Non-WF-tkn</text:p>
          </table:table-cell>
          <table:table-cell office:value-type="string">
            <text:p>%-recall</text:p>
          </table:table-cell>
          <table:table-cell office:value-type="string">
            <text:p>Tytot</text:p>
          </table:table-cell>
          <table:table-cell office:value-type="string">
            <text:p>Non-WF-typ</text:p>
          </table:table-cell>
          <table:table-cell office:value-type="string">
            <text:p>%-recall</text:p>
          </table:table-cell>
        </table:table-row>
        <table:table-row table:style-name="ro1">
          <table:table-cell office:value-type="string">
            <text:p>fao</text:p>
          </table:table-cell>
          <table:table-cell office:value-type="string">
            <text:p>all</text:p>
          </table:table-cell>
          <table:table-cell office:value-type="float" office:value="2740737">
            <text:p>2740737</text:p>
          </table:table-cell>
          <table:table-cell office:value-type="float" office:value="155490">
            <text:p>155490</text:p>
          </table:table-cell>
          <table:table-cell table:formula="of:=([.C11]-[.D11])*100/[.C11]" office:value-type="float" office:value="94.32670847294">
            <text:p>94,33</text:p>
          </table:table-cell>
          <table:table-cell office:value-type="float" office:value="117474">
            <text:p>117474</text:p>
          </table:table-cell>
          <table:table-cell office:value-type="float" office:value="43094">
            <text:p>43094</text:p>
          </table:table-cell>
          <table:table-cell table:formula="of:=([.F11]-[.G11])*100/[.F11]" office:value-type="float" office:value="63.3161380390555">
            <text:p>63,32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0">10.05.2009</text:date>, <text:time>13:05:5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rond Trosterud</meta:initial-creator>
    <meta:creation-date>2009-05-03T12:40:35</meta:creation-date>
    <dc:date>2009-05-10T13:05:59</dc:date>
    <dc:creator>Trond Trosterud</dc:creator>
    <meta:editing-duration>PT28H33M26S</meta:editing-duration>
    <meta:editing-cycles>5</meta:editing-cycles>
    <meta:generator>OpenOffice.org/3.0$Unix OpenOffice.org_project/300m9$Build-9358</meta:generator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